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Standard">
      <style:text-properties style:font-name="Noto Sans CJK SC Regular" fo:font-size="10.5pt" officeooo:rsid="00859e59" officeooo:paragraph-rsid="00859e59" style:font-size-asian="10.5pt" style:font-size-complex="10.5pt"/>
    </style:style>
    <style:style style:name="P62" style:family="paragraph" style:parent-style-name="Standard">
      <style:text-properties style:font-name="Noto Sans CJK SC Regular" fo:font-size="10.5pt" officeooo:rsid="00859e59" officeooo:paragraph-rsid="008dcd86" style:font-size-asian="10.5pt" style:font-size-complex="10.5pt"/>
    </style:style>
    <style:style style:name="P63" style:family="paragraph" style:parent-style-name="Standard">
      <style:text-properties style:font-name="Noto Sans CJK SC Regular" fo:font-size="10.5pt" officeooo:rsid="0098a8f8" officeooo:paragraph-rsid="0098a8f8" style:font-size-asian="10.5pt" style:font-size-complex="10.5pt"/>
    </style:style>
    <style:style style:name="P64" style:family="paragraph" style:parent-style-name="Standard">
      <style:text-properties style:font-name="Noto Sans CJK SC Regular" fo:font-size="10.5pt" officeooo:rsid="0099b8fa" officeooo:paragraph-rsid="0099b8fa" style:font-size-asian="10.5pt" style:font-size-complex="10.5pt"/>
    </style:style>
    <style:style style:name="P65" style:family="paragraph" style:parent-style-name="Standard">
      <style:text-properties style:font-name="Noto Sans CJK SC Regular" fo:font-size="10.5pt" officeooo:rsid="009a3652" officeooo:paragraph-rsid="009a3652" style:font-size-asian="10.5pt" style:font-size-complex="10.5pt"/>
    </style:style>
    <style:style style:name="P66" style:family="paragraph" style:parent-style-name="Standard">
      <style:text-properties style:font-name="Noto Sans CJK SC Regular" fo:font-size="10.5pt" officeooo:rsid="009c02ee" officeooo:paragraph-rsid="009c02ee" style:font-size-asian="10.5pt" style:font-size-complex="10.5pt"/>
    </style:style>
    <style:style style:name="P67" style:family="paragraph" style:parent-style-name="Standard">
      <style:text-properties style:font-name="Noto Sans CJK SC Regular" fo:font-size="10.5pt" officeooo:rsid="009de677" officeooo:paragraph-rsid="009de677" style:font-size-asian="10.5pt" style:font-size-complex="10.5pt"/>
    </style:style>
    <style:style style:name="P68" style:family="paragraph" style:parent-style-name="Standard">
      <style:text-properties style:font-name="Noto Sans CJK SC Regular" fo:font-size="10.5pt" officeooo:rsid="009de677" officeooo:paragraph-rsid="00a391c0" style:font-size-asian="10.5pt" style:font-size-complex="10.5pt"/>
    </style:style>
    <style:style style:name="P69" style:family="paragraph" style:parent-style-name="Standard">
      <style:text-properties style:font-name="Noto Sans CJK SC Regular" fo:font-size="10.5pt" officeooo:rsid="009de677" officeooo:paragraph-rsid="00a468b6" style:font-size-asian="10.5pt" style:font-size-complex="10.5pt"/>
    </style:style>
    <style:style style:name="P70" style:family="paragraph" style:parent-style-name="Standard">
      <style:text-properties style:font-name="Noto Sans CJK SC Regular" fo:font-size="10.5pt" officeooo:rsid="00a5e0ea" officeooo:paragraph-rsid="00a5e0ea" style:font-size-asian="10.5pt" style:font-size-complex="10.5pt"/>
    </style:style>
    <style:style style:name="P71" style:family="paragraph" style:parent-style-name="Standard">
      <style:text-properties style:font-name="Noto Sans CJK SC Regular" fo:font-size="10.5pt" officeooo:rsid="00a5f065" officeooo:paragraph-rsid="00a5f065" style:font-size-asian="10.5pt" style:font-size-complex="10.5pt"/>
    </style:style>
    <style:style style:name="P72" style:family="paragraph" style:parent-style-name="Standard">
      <style:text-properties style:font-name="Noto Sans CJK SC Regular" fo:font-size="10.5pt" officeooo:rsid="00a6cacf" officeooo:paragraph-rsid="00a6cacf" style:font-size-asian="10.5pt" style:font-size-complex="10.5pt"/>
    </style:style>
    <style:style style:name="P73" style:family="paragraph" style:parent-style-name="Standard">
      <style:text-properties style:font-name="Noto Sans CJK SC Regular" fo:font-size="10.5pt" officeooo:rsid="00adbc98" officeooo:paragraph-rsid="00adbc98" style:font-size-asian="10.5pt" style:font-size-complex="10.5pt"/>
    </style:style>
    <style:style style:name="P74" style:family="paragraph" style:parent-style-name="Standard">
      <style:text-properties style:font-name="Noto Sans CJK SC Regular" fo:font-size="10.5pt" officeooo:rsid="00b021f2" officeooo:paragraph-rsid="00b021f2" style:font-size-asian="10.5pt" style:font-size-complex="10.5pt"/>
    </style:style>
    <style:style style:name="P75" style:family="paragraph" style:parent-style-name="Standard">
      <style:text-properties style:font-name="Noto Sans CJK SC Regular" fo:font-size="10.5pt" officeooo:rsid="00b021f2" officeooo:paragraph-rsid="00b5789d" style:font-size-asian="10.5pt" style:font-size-complex="10.5pt"/>
    </style:style>
    <style:style style:name="P76" style:family="paragraph" style:parent-style-name="Standard">
      <style:text-properties style:font-name="Noto Sans CJK SC Regular" fo:font-size="10.5pt" officeooo:rsid="00b021f2" officeooo:paragraph-rsid="00b8f9ac" style:font-size-asian="10.5pt" style:font-size-complex="10.5pt"/>
    </style:style>
    <style:style style:name="P77" style:family="paragraph" style:parent-style-name="Standard">
      <style:text-properties style:font-name="Noto Sans CJK SC Regular" fo:font-size="10.5pt" officeooo:rsid="00babae6" officeooo:paragraph-rsid="00babae6" style:font-size-asian="10.5pt" style:font-size-complex="10.5pt"/>
    </style:style>
    <style:style style:name="P78" style:family="paragraph" style:parent-style-name="Standard">
      <style:text-properties style:font-name="Noto Sans CJK SC Regular" fo:font-size="10.5pt" officeooo:rsid="00bb7ff5" officeooo:paragraph-rsid="00bb7ff5" style:font-size-asian="10.5pt" style:font-size-complex="10.5pt"/>
    </style:style>
    <style:style style:name="P79" style:family="paragraph" style:parent-style-name="Standard">
      <style:text-properties style:font-name="Noto Sans CJK SC Regular" fo:font-size="10.5pt" officeooo:rsid="00bcf8c2" officeooo:paragraph-rsid="00bcf8c2" style:font-size-asian="10.5pt" style:font-size-complex="10.5pt"/>
    </style:style>
    <style:style style:name="P80" style:family="paragraph" style:parent-style-name="Standard">
      <style:text-properties style:font-name="Noto Sans CJK SC Regular" fo:font-size="10.5pt" officeooo:rsid="00bdf66c" officeooo:paragraph-rsid="00bdf66c" style:font-size-asian="10.5pt" style:font-size-complex="10.5pt"/>
    </style:style>
    <style:style style:name="P81" style:family="paragraph" style:parent-style-name="Standard">
      <style:text-properties style:font-name="Noto Sans CJK SC Regular" fo:font-size="10.5pt" officeooo:rsid="00bfc685" officeooo:paragraph-rsid="00bfc685" style:font-size-asian="10.5pt" style:font-size-complex="10.5pt"/>
    </style:style>
    <style:style style:name="P82" style:family="paragraph" style:parent-style-name="Standard">
      <style:text-properties style:font-name="Noto Sans CJK SC Regular" fo:font-size="10.5pt" officeooo:rsid="00c5d9ba" officeooo:paragraph-rsid="00c5d9ba" style:font-size-asian="10.5pt" style:font-size-complex="10.5pt"/>
    </style:style>
    <style:style style:name="P83" style:family="paragraph" style:parent-style-name="Standard">
      <style:text-properties style:font-name="Noto Sans CJK SC Regular" fo:font-size="10.5pt" officeooo:rsid="00c6a5e0" officeooo:paragraph-rsid="00c6a5e0" style:font-size-asian="10.5pt" style:font-size-complex="10.5pt"/>
    </style:style>
    <style:style style:name="P84" style:family="paragraph" style:parent-style-name="Standard">
      <style:text-properties style:font-name="Noto Sans CJK SC Regular" fo:font-size="10.5pt" officeooo:rsid="00c8041b" officeooo:paragraph-rsid="00c8041b" style:font-size-asian="10.5pt" style:font-size-complex="10.5pt"/>
    </style:style>
    <style:style style:name="P85" style:family="paragraph" style:parent-style-name="Standard">
      <style:text-properties style:font-name="Noto Sans CJK SC Regular" fo:font-size="10.5pt" officeooo:rsid="00d39d30" officeooo:paragraph-rsid="00d39d30" style:font-size-asian="10.5pt" style:font-size-complex="10.5pt"/>
    </style:style>
    <style:style style:name="P86" style:family="paragraph" style:parent-style-name="Standard">
      <style:text-properties style:font-name="Noto Sans CJK SC Regular" fo:font-size="10.5pt" officeooo:rsid="00db11e0" officeooo:paragraph-rsid="00db11e0" style:font-size-asian="10.5pt" style:font-size-complex="10.5pt"/>
    </style:style>
    <style:style style:name="P87" style:family="paragraph" style:parent-style-name="Standard">
      <style:text-properties style:font-name="Noto Sans CJK SC Regular" fo:font-size="10.5pt" officeooo:rsid="00db11e0" officeooo:paragraph-rsid="00dcac2b" style:font-size-asian="10.5pt" style:font-size-complex="10.5pt"/>
    </style:style>
    <style:style style:name="P88" style:family="paragraph" style:parent-style-name="Standard">
      <style:text-properties style:font-name="Noto Sans CJK SC Regular" fo:font-size="10.5pt" officeooo:rsid="00dd5ef6" officeooo:paragraph-rsid="00dd5ef6" style:font-size-asian="10.5pt" style:font-size-complex="10.5pt"/>
    </style:style>
    <style:style style:name="P89" style:family="paragraph" style:parent-style-name="Standard">
      <style:text-properties style:font-name="Noto Sans CJK SC Regular" fo:font-size="10.5pt" officeooo:rsid="00dfdeca" officeooo:paragraph-rsid="00dfdeca" style:font-size-asian="10.5pt" style:font-size-complex="10.5pt"/>
    </style:style>
    <style:style style:name="P90" style:family="paragraph" style:parent-style-name="Standard">
      <style:text-properties style:font-name="Noto Sans CJK SC Regular" fo:font-size="10.5pt" officeooo:rsid="00e369c4" officeooo:paragraph-rsid="00e369c4" style:font-size-asian="10.5pt" style:font-size-complex="10.5pt"/>
    </style:style>
    <style:style style:name="P91" style:family="paragraph" style:parent-style-name="Standard">
      <style:text-properties style:font-name="Noto Sans CJK SC Regular" fo:font-size="10.5pt" officeooo:rsid="00e369c4" officeooo:paragraph-rsid="00e3f395" style:font-size-asian="10.5pt" style:font-size-complex="10.5pt"/>
    </style:style>
    <style:style style:name="P92" style:family="paragraph" style:parent-style-name="Standard">
      <style:text-properties style:font-name="Noto Sans CJK SC Regular" fo:font-size="10.5pt" officeooo:rsid="00e3f395" officeooo:paragraph-rsid="00e3f395" style:font-size-asian="10.5pt" style:font-size-complex="10.5pt"/>
    </style:style>
    <style:style style:name="P93" style:family="paragraph" style:parent-style-name="Standard">
      <style:text-properties style:font-name="Noto Sans CJK SC Regular" fo:font-size="10.5pt" officeooo:rsid="00ede09c" officeooo:paragraph-rsid="00ede09c" style:font-size-asian="10.5pt" style:font-size-complex="10.5pt"/>
    </style:style>
    <style:style style:name="P94" style:family="paragraph" style:parent-style-name="Standard">
      <style:text-properties style:font-name="Noto Sans CJK SC Regular" fo:font-size="10.5pt" officeooo:rsid="00edf6a6" officeooo:paragraph-rsid="00edf6a6" style:font-size-asian="10.5pt" style:font-size-complex="10.5pt"/>
    </style:style>
    <style:style style:name="P95" style:family="paragraph" style:parent-style-name="Standard">
      <style:text-properties style:font-name="Noto Sans CJK SC Regular" fo:font-size="10.5pt" officeooo:rsid="00edf6a6" officeooo:paragraph-rsid="00f2e4dd" style:font-size-asian="10.5pt" style:font-size-complex="10.5pt"/>
    </style:style>
    <style:style style:name="P96" style:family="paragraph" style:parent-style-name="Heading_20_1">
      <style:paragraph-properties fo:text-align="center" style:justify-single-word="false"/>
    </style:style>
    <style:style style:name="P97" style:family="paragraph" style:parent-style-name="Heading_20_1">
      <style:paragraph-properties fo:break-before="page"/>
    </style:style>
    <style:style style:name="P98" style:family="paragraph" style:parent-style-name="Heading_20_1">
      <style:paragraph-properties fo:text-align="center" style:justify-single-word="false" fo:break-before="page"/>
    </style:style>
    <style:style style:name="P99" style:family="paragraph" style:parent-style-name="Heading_20_2">
      <style:paragraph-properties fo:text-align="center" style:justify-single-word="false"/>
    </style:style>
    <style:style style:name="P100"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Noto Sans CJK SC Regular" officeooo:rsid="007a4de7"/>
    </style:style>
    <style:style style:name="T46" style:family="text">
      <style:text-properties style:font-name="Liberation Serif" officeooo:rsid="001a0e0d"/>
    </style:style>
    <style:style style:name="T47" style:family="text">
      <style:text-properties officeooo:rsid="00278ec6"/>
    </style:style>
    <style:style style:name="T48" style:family="text">
      <style:text-properties fo:font-weight="bold" style:font-weight-asian="bold" style:font-weight-complex="bold"/>
    </style:style>
    <style:style style:name="T49" style:family="text">
      <style:text-properties fo:font-weight="bold" officeooo:rsid="0041db8f" style:font-weight-asian="bold" style:font-weight-complex="bold"/>
    </style:style>
    <style:style style:name="T50" style:family="text">
      <style:text-properties fo:font-weight="bold" officeooo:rsid="00515d9f" style:font-weight-asian="bold" style:font-weight-complex="bold"/>
    </style:style>
    <style:style style:name="T51" style:family="text">
      <style:text-properties officeooo:rsid="0047c623"/>
    </style:style>
    <style:style style:name="T52" style:family="text">
      <style:text-properties officeooo:rsid="00489998"/>
    </style:style>
    <style:style style:name="T53" style:family="text">
      <style:text-properties officeooo:rsid="004a538a"/>
    </style:style>
    <style:style style:name="T54" style:family="text">
      <style:text-properties officeooo:rsid="004bbbdc"/>
    </style:style>
    <style:style style:name="T55" style:family="text">
      <style:text-properties officeooo:rsid="004c9b08"/>
    </style:style>
    <style:style style:name="T56" style:family="text">
      <style:text-properties officeooo:rsid="004e6e1b"/>
    </style:style>
    <style:style style:name="T57" style:family="text">
      <style:text-properties fo:font-weight="normal" style:font-weight-asian="normal" style:font-weight-complex="normal"/>
    </style:style>
    <style:style style:name="T58" style:family="text">
      <style:text-properties officeooo:rsid="004f6666"/>
    </style:style>
    <style:style style:name="T59" style:family="text">
      <style:text-properties officeooo:rsid="00515d9f"/>
    </style:style>
    <style:style style:name="T60" style:family="text">
      <style:text-properties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style:style style:name="T65" style:family="text">
      <style:text-properties officeooo:rsid="00a391c0"/>
    </style:style>
    <style:style style:name="T66" style:family="text">
      <style:text-properties officeooo:rsid="00cd78d1"/>
    </style:style>
    <style:style style:name="T67" style:family="text">
      <style:text-properties officeooo:rsid="00d4dbee"/>
    </style:style>
    <style:style style:name="T68" style:family="text">
      <style:text-properties officeooo:rsid="00d53257"/>
    </style:style>
    <style:style style:name="T69" style:family="text">
      <style:text-properties officeooo:rsid="00d6f57b"/>
    </style:style>
    <style:style style:name="T70" style:family="text">
      <style:text-properties officeooo:rsid="00d8c66e"/>
    </style:style>
    <style:style style:name="T71" style:family="text">
      <style:text-properties officeooo:rsid="00daa2a1"/>
    </style:style>
    <style:style style:name="T72" style:family="text">
      <style:text-properties officeooo:rsid="00db11e0"/>
    </style:style>
    <style:style style:name="T73" style:family="text">
      <style:text-properties officeooo:rsid="00dc4bd3"/>
    </style:style>
    <style:style style:name="T74" style:family="text">
      <style:text-properties officeooo:rsid="00dcac2b"/>
    </style:style>
    <style:style style:name="T75" style:family="text">
      <style:text-properties officeooo:rsid="00df5490"/>
    </style:style>
    <style:style style:name="T76" style:family="text">
      <style:text-properties officeooo:rsid="00e3f395"/>
    </style:style>
    <style:style style:name="T77" style:family="text">
      <style:text-properties officeooo:rsid="00e4637c"/>
    </style:style>
    <style:style style:name="T78" style:family="text">
      <style:text-properties officeooo:rsid="00e76911"/>
    </style:style>
    <style:style style:name="T79" style:family="text">
      <style:text-properties officeooo:rsid="00e85ad8"/>
    </style:style>
    <style:style style:name="T80" style:family="text">
      <style:text-properties officeooo:rsid="00ec02cf"/>
    </style:style>
    <style:style style:name="T81" style:family="text">
      <style:text-properties officeooo:rsid="00ede09c"/>
    </style:style>
    <style:style style:name="T82" style:family="text">
      <style:text-properties officeooo:rsid="00ef364b"/>
    </style:style>
    <style:style style:name="T83" style:family="text">
      <style:text-properties officeooo:rsid="00f12c90"/>
    </style:style>
    <style:style style:name="T84" style:family="text">
      <style:text-properties officeooo:rsid="00f130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99"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6">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99"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99" text:outline-level="2">不要在客户面前喋喋不休</text:h>
      <text:p text:style-name="P7">我们在总公司的会议上对推销员为什么会失去推销机会进行投票表决，结果<text:span text:style-name="T47">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99"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99"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99"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99"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9">3. </text:span><text:span text:style-name="T48">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8">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8">5.</text:span> <text:span text:style-name="T48">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96"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99"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1">，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2">，所以新颖的广告和特色的产品能够在客户心中留下深刻的印象，激起客户的购买欲望。</text:span></text:p>
      <text:p text:style-name="P26">并且人们都喜欢购买自己熟悉的产品<text:span text:style-name="T52">，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3">：(草莓味、香蕉味豆浆；奶油、咖啡、果汁三色豆腐)</text:span></text:p>
      <text:p text:style-name="P34">要想占领消费者的头脑<text:span text:style-name="T53">，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3">，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99" text:outline-level="2">二八定律<text:span text:style-name="T53">：维护好大客户的面子</text:span></text:h>
      <text:p text:style-name="P34">社会上的人似乎很自然地分为两大类<text:span text:style-name="T53">：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54">，这一定律体现在20%的客户带来了80%的销售额。这意味着，大客户对销售人员来说至关重要。</text:span></text:p>
      <text:p text:style-name="P34"/>
      <text:p text:style-name="P34">大客户往往给销售员带来大订单<text:span text:style-name="T55">，并且大客户对于本区域的其他客户往往具有极大的广告和示范效应，有利于销售员的进一步推销。</text:span></text:p>
      <text:p text:style-name="P34">但是<text:span text:style-name="T55">，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5">，如果销售员这时顶撞的大客户，即使自己是有理的，那么也很有可能把交易搞砸，遭受损失。</text:span></text:p>
      <text:p text:style-name="P34"/>
      <text:p text:style-name="P34">对待大客户<text:span text:style-name="T56">，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6">，我们可以灵活运用以下两种方法来化解客户的不良情绪，在不损害客户面子的基础上达到自己的目的，取得更好的销售业绩。</text:span></text:p>
      <text:p text:style-name="P36"><text:span text:style-name="T48">1. 置换法</text:span><text:span text:style-name="T50">，</text:span>服装销售玛丽的例子(客户试穿过的衣服说可能是家里的孩子试穿过)：</text:p>
      <text:p text:style-name="P36">指说话人为避免直接指出对方的缺点或问题时，有意进行置换，<text:span text:style-name="T57">把可能会丢面子的事，转换到其他人身上，这样可以减少与对方的冲突，为对方找到了台阶下。</text:span></text:p>
      <text:p text:style-name="P36"><text:span text:style-name="T48">2. 使用模糊语言</text:span><text:span text:style-name="T50">，</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99" text:outline-level="2">奥美定律<text:span text:style-name="T58">：把客户当做上帝一样服务，客户就会关照你的生意</text:span></text:h>
      <text:p text:style-name="P36">客户购买产品时都希望能够接受良好的服务<text:span text:style-name="T58">，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9">：</text:span></text:p>
      <text:p text:style-name="P36">坚持最好的服务一天两天容易<text:span text:style-name="T59">，但时间长了就很难尽善尽美了，然而沃尔玛却几十年如一日地对待顾客。面对“天天低价”、“十英尺态度”等如此良好的服务，客户怎能不回报沃尔玛呢？</text:span></text:p>
      <text:p text:style-name="P36"/>
      <text:p text:style-name="P36">海尔的例子<text:span text:style-name="T59">：</text:span></text:p>
      <text:p text:style-name="P36">服务态度的真诚也很重要<text:span text:style-name="T59">，海尔有一句响亮的口号：真诚到永远！</text:span></text:p>
      <text:p text:style-name="P36"/>
      <text:p text:style-name="P36">销售员要想获得成功并不需要什么特别的法宝<text:span text:style-name="T59">，我们只要遵循奥美定律，把客户当做上帝一样，真诚周到地为它们服务，那么客户自然会被感动，我们也就不愁不能赢得客户的心了。</text:span></text:p>
      <text:p text:style-name="P36"/>
      <text:h text:style-name="P99" text:outline-level="2"><text:soft-page-break/>布利斯定律：设立销售目标和计划</text:h>
      <text:p text:style-name="P38"/>
      <text:p text:style-name="P38"><text:span text:style-name="T48">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99"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100"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98" text:outline-level="1"><text:span text:style-name="T1">第三章 卖货其实就是卖</text:span><text:span text:style-name="T44">“</text:span><text:span text:style-name="T1">心</text:span><text:span text:style-name="T44">”</text:span></text:h>
      <text:p text:style-name="P55"/>
      <text:h text:style-name="P99"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99"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45">·霍普金斯(美国著名推销大师)</text:span></text:p>
      <text:p text:style-name="P55"/>
      <text:p text:style-name="P55">卖水果的刘先生的例子<text:span text:style-name="T60">：</text:span></text:p>
      <text:p text:style-name="P55">只有那些嫌货色不好的人才是真心想买我们产品的顾客<text:span text:style-name="T60">。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99" text:outline-level="2">让客户知道除了他之外还有谁买过</text:h>
      <text:p text:style-name="P58">客户不敢做第一个吃螃蟹的人<text:span text:style-name="T62">，他们不愿意承担“被螃蟹夹伤”的疼痛，不愿意成为产品的“实验者”。</text:span></text:p>
      <text:p text:style-name="P58">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99"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7"/>
      <text:p text:style-name="P57">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text:p text:style-name="P57"/>
      <text:h text:style-name="P99" text:outline-level="2">激发客户的好奇心，客户喜欢打破砂锅问到底</text:h>
      <text:p text:style-name="P61">好奇心是人的天性，人人都有好奇心理，在销售活动中，销售员就可以利用客户的这种好奇心理，使他对自己的产品产生兴趣，然后再进一步引导，从而达到销售的目的。</text:p>
      <text:p text:style-name="P61">有些销售员花费了大量的时间拜访客户，不厌其烦地来向客户陈述关于自己公司和产品的特征以及能给客户带来的利益，却很少想要通过要努力激起客户的好奇心，使他们主动来了解产品。这样，销售员一味地主动灌输，而客户始终处于被动接受信息的状态，等到客户了解了基本情况后，就会认为我们的产品和公司也不过如此。销售员没有用好奇心引导客户一步步跟着他的思路走，客户也就没有了全面了解产品及与销售员进一步见面的热情，也就不会有购买产品的动力了。</text:p>
      <text:p text:style-name="P61"/>
      <text:p text:style-name="P61">东北小酒厂的例子：</text:p>
      <text:p text:style-name="P61"><text:span text:style-name="T48">将产品的卖点神秘化</text:span>。饭馆老板的主意就是把酒的卖点—醇香神秘化，让客户产生好奇心，从而引起客户品尝的欲望，这样美酒就有机会得到顾客的了解了，销路自然就打开了。</text:p>
      <text:p text:style-name="P61"/>
      <text:p text:style-name="P61">广州一房产公司的例子：</text:p>
      <text:p text:style-name="P61"><text:span text:style-name="T48">制造悬念引起好奇心</text:span>。广告中的空中花园，原来是一个新建的小区。房产公司利用好奇心来做广告，让人们对校区产生了兴趣，从而取得了成功。</text:p>
      <text:p text:style-name="P61"/>
      <text:p text:style-name="P61">销售高手的例子：</text:p>
      <text:p text:style-name="P61"><text:span text:style-name="T48">只提供部分信息</text:span>。希望顾客和潜在客户想要主动了解更多信息，那么一开始不要把所有信息都告诉他们。</text:p>
      <text:p text:style-name="P61"><text:soft-page-break/>激发客户好奇心的另一个方式：</text:p>
      <text:p text:style-name="P61"><text:span text:style-name="T48">显露价值的冰山一角</text:span>。因为在客和面前晃来晃去的价值就像是诱饵一样使他们想要获得更多的信息。如果客户想了解整个冰山就会主动开口询问，邀请我们进一步讨论他们的需求和你所能提供的解决方案。</text:p>
      <text:p text:style-name="P61"/>
      <text:h text:style-name="P99" text:outline-level="2">给予客户一个购买产品的身份</text:h>
      <text:p text:style-name="P62">贴标签效应、暗示效应：</text:p>
      <text:p text:style-name="P62">在第二次世界大战期间，美国急需一批犯人上前线打仗。</text:p>
      <text:p text:style-name="P62">犯人的内心深处其实也是希望得到别人的认可的，尤其在亲人面前。心理学家通过让犯人在书信中写下对自己正面的评价，给他们创造一个好的形象和身份，从而满足了他们的荣誉感。通过这种心理暗示和引导，时间长了，犯人们就会自主地按照信中所说的那样去努力，结果就真的变成信中所说的一样了。</text:p>
      <text:p text:style-name="P62"/>
      <text:p text:style-name="P62">这个心理学效应也可以运用到销售中，“身份”层次决定行为层次，人们都会做一些与自己身份相符的行为。所以在销售中，你想让一个人购买你的产品，不妨先给他一个购买你的产品的身份，给他贴上一个适当抬高他的标签。只要他认可了这个身份，自然会购买我们的产品。</text:p>
      <text:p text:style-name="P62"/>
      <text:p text:style-name="P62">商场销售员的例子：</text:p>
      <text:p text:style-name="P62">与顾客站在同一立场，这叫“先跟后带”。</text:p>
      <text:p text:style-name="P62">给顾客一个购买的身份，同时引导顾客体验拥有的感觉。</text:p>
      <text:p text:style-name="P62">给小张一个身份，同时用假设成交的语言促成。</text:p>
      <text:p text:style-name="P62"/>
      <text:p text:style-name="P62">总之，能够运用好“贴标签效应”，抬高客户的身份，从而使他们的心理得到满足，这对我们的销售能够起到很大的促进作用。但是，我们要注意把握好尺度，不要太过倨傲，以免给客户造成一种我们瞧不起人的感觉。</text:p>
      <text:p text:style-name="P62"/>
      <text:h text:style-name="P99" text:outline-level="2">羊群效应：主动一点，制造火爆的销售行情</text:h>
      <text:p text:style-name="P62">羊群是一种很散乱的组织，它们在平时会盲目地左冲右撞，但是一旦有一只头羊发现草场而行动起来，其他的羊也会不假思索地一哄而上，全然不考虑旁边有狼的可能性或不远处是否有更好的草。这种现象被心理学家称之为“羊群效应”。简单地说，就是头羊往哪里走，后面的羊就跟着往哪里走，其实就是一种从众心理。</text:p>
      <text:p text:style-name="P62"/>
      <text:p text:style-name="P62">其实，凑热闹和随波逐流是人性的特点，在百货公司或超级市场，人们要是看到别人成群结队、争先恐后地抢购某种商品，也一定会毫不犹豫地加入抢购者的行列。主要就是由于这种从众心理造成顾客盲从的行为；并且顾客会觉得这么多人的选择一定不会错，所以也对产品产生了信赖感。</text:p>
      <text:p text:style-name="P62"/>
      <text:p text:style-name="P62">所以在销售过程中，销售员可以利用人们的这种心理，制造热闹行情，来吸引顾客。比如，推销员最习惯对顾客说的话就是“大家都买了这个东西”，事实上，“大家”是否真的都买了，是不可验证的，也是不重要的，对顾客来说，你只要讲“大家”两个字，就可以打动他们的心。</text:p>
      <text:p text:style-name="P62"/>
      <text:p text:style-name="P62">日本“尿布大王”多川博的例子：</text:p>
      <text:p text:style-name="P62">公司员工假扮成客户，排成长队购买自己的尿布。利用顾客的从众心理来促成交易，可以减轻客户对风险的担心，尤其是新顾客，大家都买了，我也买，可以增强顾客的信心。销售人员利用此法促成订单，往往较为容易。</text:p>
      <text:p text:style-name="P62"/>
      <text:p text:style-name="P62"><text:soft-page-break/>但是，销售人员在利用客户的从众心理时，也要注意以下几个问题，以保证取得良好的效果。</text:p>
      <text:p text:style-name="P63">1. <text:span text:style-name="T48">所举案例必须实事求是</text:span>。如果销售人员列举的案例不真实，就很可能被揭穿，永远失去成交的机会，而且还会让客户产生被欺骗和愚弄的感觉。时间长了，企业和销售员的声誉都会受损。</text:p>
      <text:p text:style-name="P64">2. <text:span text:style-name="T48">要保证产品质量</text:span>。好的产品质量是利用客户从众心理的前提。只有这样，客户购买后才能真正认可这种产品，才能继续来购买，因此销售的最终还是要以质量赢得客户的，而利用其心理效应只是一个吸引客户的手段。如果客户购买产品后发现质量不过关，那么他是不会再上第二次当的。</text:p>
      <text:p text:style-name="P65">3. <text:span text:style-name="T48">尽量列举具有说服力的老客户</text:span>。销售员要尽可能选择那些客户熟悉的、比较有权威性的、对客户影响较大的老客户作为列举对象。否则，客户的从众心理很难被激发出来。</text:p>
      <text:p text:style-name="P66">4. <text:span text:style-name="T48">这种从众心理不适合太有个性的客户</text:span>。有些有个性的客户对从众不屑一顾，喜欢追求与众不同。销售员不能轻易尝试此法，否则很容易引起客户的逆反心理。</text:p>
      <text:p text:style-name="P66"/>
      <text:h text:style-name="P99" text:outline-level="2">给顾客制造一种很可能买不到的紧张气氛</text:h>
      <text:p text:style-name="P67">人都有占有欲，当我们得不到一样东西的时候这种欲望就开始作祟，总把得不到的事物想象得非常的完美，可是仍然会觉得得不到的东西比到手的东西要好。于是，越是得不到的东西在心里就变得越珍贵，恨不得马上就拥有它。</text:p>
      <text:p text:style-name="P67"/>
      <text:p text:style-name="P67">顾客在购买商品的时候也是一样。有时越不容易得到的东西，顾客越想得到。</text:p>
      <text:p text:style-name="P67">如果销售员能利用好顾客的这种心理，让顾客知道这种产品是稀缺的，给顾客制造一种很可能买不到的紧张气氛，让他对你所推销的商品产生一种占有欲，然后你再跟他说，现在有货了，这种商品可以买得到了，此时顾客心里必然很庆幸，所以就会欣然买下你的商品。</text:p>
      <text:p text:style-name="P67"/>
      <text:p text:style-name="P67">房产推销员的例子：</text:p>
      <text:p text:style-name="P67">销售员稳稳地掌握住客户的心理，通过把顾客的注意力吸引到甲房子上，然后又告知他甲房子已被订购，让他感到很遗憾，刺激他对甲房子更强的占有欲，接着制造意外，给予对方购买甲房子的机会，最后很轻松地让客户高高兴兴地买下了甲房子。</text:p>
      <text:p text:style-name="P67">这个案例告诉我们，在销售中，销售员如果能够把握并善于利用客户心理将会起到事半功倍的效果。对待客户时，如果顺着不行，可以逆着试试看。</text:p>
      <text:p text:style-name="P67"/>
      <text:h text:style-name="P99" text:outline-level="2">在销售中巧用“认知对比原理”</text:h>
      <text:p text:style-name="P67">营销专家的问题：</text:p>
      <text:p text:style-name="P67">一位女士走进了珠宝点，想买一枚高档钻戒和一个小饰品。你会先让她看哪一种商品呢？</text:p>
      <text:p text:style-name="P67">营销专家认为：<text:span text:style-name="T65">500元的小饰品虽然算价格高的，但是，如果客户刚花了5000元买钻戒，那么这个500元的“高价”小饰品对顾客就显得微不足道了。</text:span></text:p>
      <text:p text:style-name="P67"/>
      <text:p text:style-name="P67">认知对比原理影响我们对先后接触到的两件东西之间差别的判断。简单来说，如果两件东西给我们的感觉差别很大，那么我们由于在潜意识中对二者形成了强烈的对比，就会认为二者的差别比实际的差别大得多。</text:p>
      <text:p text:style-name="P67"/>
      <text:p text:style-name="P69">认知对比原理是这样产生的：心理学家洛伦兹与延伯格在观察动物行为时偶然发现：动物行为普遍存在“特定刺激必然引起一系列固定反应”的现象，人类也是如此。</text:p>
      <text:p text:style-name="P69">经过特定的刺激，人的心理也会产生“一系列固定反应”。</text:p>
      <text:p text:style-name="P69">两位心理学家认为，人类一些固定的认知模式之所以发生就是因为那些“特殊性质的刺激”。</text:p>
      <text:p text:style-name="P68"><text:soft-page-break/>通过商品推荐顺序的调整而产生的价格差这种“特殊性质的刺激”，让消费者在潜意识中产生强烈对比，从而在认知上出现偏差，以激活顾客的购买欲望。</text:p>
      <text:p text:style-name="P68"/>
      <text:p text:style-name="P68">卖房子的例子：</text:p>
      <text:p text:style-name="P68">先带客户看又破又贵的老房子，再带客户看想卖的房子，就显得比单独来看要格外有吸引力，客户也就更容易下决心购买。</text:p>
      <text:p text:style-name="P68"/>
      <text:p text:style-name="P68">但是要注意，我们的目的不是欺骗顾客，而是巧妙地利用客户的心理特点，更好地促进销售。</text:p>
      <text:p text:style-name="P68"/>
      <text:h text:style-name="P99" text:outline-level="2">对症下药：不同消费群体要有不同的销售策略</text:h>
      <text:p text:style-name="P68">消费者类型不同，消费心理差异也会很大。比如，青年人的消费心理是追求时尚和新颖，表现自我和体现个性，而老年人则富于理智，精打细算并对品牌忠诚度较高。</text:p>
      <text:p text:style-name="P68"/>
      <text:p text:style-name="P68">依据经济收入水平大致可以将消费者划分成高收入型、中等收入型和低收入型三种群体。</text:p>
      <text:p text:style-name="P70">1. <text:span text:style-name="T48">高收入型群体</text:span></text:p>
      <text:p text:style-name="P70">这一群体的顾客收入水平比较高，都或多或少地表现出较强的优越感、虚荣心和一定的炫耀心理，并且追求享受。</text:p>
      <text:p text:style-name="P70">因此，在消费方面，他们吃讲究营养、科学，追求感官感受及保健功能；穿求美观、舒适、新潮，体现个性特征；要用名牌、高档、高质，体现自我价值；住要讲究室内装潢，出现艺术性、宾馆化趋势；交通上，以车代步，并且注重户外活动和旅游观光。这一群体目前所占人数比重较小，群体规模不大。</text:p>
      <text:p text:style-name="P70">所以，做高端产品及奢侈品的业务员就要把握好这一类人的心理特点，产品和服务都要讲究品质与个性，能够体现客户的身份，满足客户追求享受的需要。</text:p>
      <text:p text:style-name="P71">2. <text:span text:style-name="T48">中等收入型群体</text:span></text:p>
      <text:p text:style-name="P71">这是一个规模最大的群体，界于高收入型和低收入型两者之间。他们的经济收入居中等水平，生活上能够温饱，可以说是“比上不足，比下有余”的一群人。</text:p>
      <text:p text:style-name="P71">由于受其经济收入的限制，他们在生活上没有奢望，注重实际，追求消费的实用性，消费心理比较稳定，既有求实从众、求廉要好的普通心理，又有求美求新、求奇求名的消费欲望。在消费方面，他们首先满足自己的生存性需要，同时在力所能及的条件下去实现一部分的享受性需要，以使心态保持总体上的平衡。</text:p>
      <text:p text:style-name="P71">在面向中等收入型群体推销时，销售员要突出产品功能的实用、品质的卓越，并且强调物超所值。也可以向他们推销一些打折的高档品。如果销售员提供的商品确实物美价廉的话，那么这一群体是很容易成为忠实的老客户的。</text:p>
      <text:p text:style-name="P72">3. <text:span text:style-name="T48">低收入型群体</text:span></text:p>
      <text:p text:style-name="P72">低收入型群体是指经济收入低微的一群人。他们只能维持甚至无法满足基本生存需要，生活水平低下，消费局限于生活必需品，根本无法考虑享受性需要，更无能力考虑更深层次的发展性需要。他们消费时候更多地考虑价格因素。</text:p>
      <text:p text:style-name="P71">这一群体虽然收入有限，但决不能忽视他们的购买力。推销生活必需品的销售员可以在保证质量的基础上打价格战，薄利多销，这样既可以满足顾客的需求，又可以促进销量。</text:p>
      <text:h text:style-name="P97" text:outline-level="1">第四章 抓住“上帝”的那根“软肋”</text:h>
      <text:p text:style-name="P71"/>
      <text:h text:style-name="P99" text:outline-level="2">从客户的心理弱点中寻找销售突破口</text:h>
      <text:p text:style-name="P71">上帝即使无所不能，也有打瞌睡的时候；再难缠的客户，也有其心理弱点。这个弱点，对客户而言，就好比他身上的软肋，是其防守的薄弱处；但对销售者而言，却成为了进攻的突破口。只有先认清各种类型客户的心理弱点，然后才能“对症下药”，最后一举取得销售的成功。</text:p>
      <text:p text:style-name="P71"/>
      <text:p text:style-name="P73">爱贪小便宜的客户喜欢“买一送一”</text:p>
      <text:p text:style-name="P73">贪小便宜是不少人的心理，表现在消费心理上，这种类型的客户总是希望天上能掉馅饼，买东西时一会儿嫌这个贵，一会儿嫌那个贵，还特别爱杀价。爱占小便宜的人不管在销售员面前装得有多大方，内心真实的想法还是希望你能便宜卖给他产品甚至免费送给他。至于产品到底是什么样的，能给他带来多大的好处，倒还在其次。他们根本没把销售员的介绍放在心上，他们在乎的仅仅是价格。越便宜越好，最好不花钱就可以拥有。当销售员给他们一些便宜的时候，他们会“突然”对你的商品产生兴趣。</text:p>
      <text:p text:style-name="P73"/>
      <text:p text:style-name="P73">手机店老板的例子：</text:p>
      <text:p text:style-name="P73">面对贪小便宜型的顾客，销售人员能做的是尽量让他占点儿小便宜，而不是有求必应，客户说什么就是什么；他想占多大的便宜，你就满足多大的需求。</text:p>
      <text:p text:style-name="P73">不少的销售员都不太喜欢这种小气型的顾客，他们通常为了避免出现“给他一根葱他再要一瓣蒜”的情况，干脆什么好处都不给他，但这种做法却很容易得罪他们。最好的方法就是，一开始就满足他， 让他觉得自己占尽的便宜得到了好处，这样他付账时就会痛快多了。</text:p>
      <text:p text:style-name="P73"/>
      <text:p text:style-name="P73">不过，爱占小便宜的客户往往会得寸进尺，占了小便宜还想占大便宜。当我们发现他有这种倾向时，最好马上打断他这种不切实际的想法，就说“公司规定，我不能这样做，等等”。说话的时候，要柔中带刚，尽量让他们理解我们和公司的苦衷。说完这番话，接下来再给他一些甜头，让他感觉自己仍然在占便宜，这样，成交就不成问题了。</text:p>
      <text:p text:style-name="P73"/>
      <text:p text:style-name="P73">“聪明的男人先让女人占尽小便宜，然后赢得了女人的人”。用在客户身上：“聪明的销售者先让客户占尽小便宜，然后赢得了客户的心。”在实际销售过程中，优惠打折、赠品、免费送货、附加服务等“小便宜”都可以让客户感到喜悦。值得强调的是，有些特色优惠，有些特色服务，虽然已有准备，却大可不必公开，等客户提出要求以后再慷慨应承，这样效果反而更明显。</text:p>
      <text:p text:style-name="P73">毕竟有三分小小的意外，才能收获那一分占到“小便宜”后小小的窃喜。只有深度了解客户心理，我们才能认识到他们的可爱之处，才能体会到销售艺术的巧妙所在。</text:p>
      <text:p text:style-name="P73"/>
      <text:h text:style-name="P99" text:outline-level="2">冲动型客户是你滚滚的财源</text:h>
      <text:p text:style-name="P73">虽然说现在消费者越来越理性，但是还是有很多冲动型客户。冲动型客户在很多时候，甚至不会“货比三家”，也不会“讨价还价”，只要他们觉得产品性能不错、价格合适，就会直接下单子购买。</text:p>
      <text:p text:style-name="P73"/>
      <text:p text:style-name="P73">冲动型客户喜欢追求刺激、冒险，言行不受约束，经常是不假思索地采取一个行动，随时都能尽情地宣泄自己的感情和欲望，情绪表达反复无常，爱激动，易冲动，对自己的言行也不做丝毫掩饰。</text:p>
      <text:p text:style-name="P73">这类客户还很容易受外界环境的影响，喜欢遵循时尚来购物，最近开始什么，他们必定会一马当先地抢购。</text:p>
      <text:p text:style-name="P73"><text:soft-page-break/>他们是天生的急性子，当销售员慢慢地向他介绍时，他便迫不及待地说：“你到底想要说什么呢？能不能直接告诉我结论呢？”这是如果你仍慢条斯理地作介绍，他们就会显得不安。另外，他们做事不喜欢拖泥带水，一旦认定的某件事便立刻做决定，所以与这类客户成交也比较爽快。</text:p>
      <text:p text:style-name="P73"/>
      <text:p text:style-name="P73">因此，我们如果能在销售中，把握好冲动型客户的心理、性格特征，那么他们将带给我们滚滚的财源。对待冲动型客户，具体必须掌握好以下三点：</text:p>
      <text:p text:style-name="P74">1. <text:span text:style-name="T48">顺其心意</text:span></text:p>
      <text:p text:style-name="P74">冲动型客户往往个性比较鲜明，所以我们要尽快判断客户个人的喜恶，顺其心意，推销产品时要尽量抓住产品本身符合客户需要的相关特点来交谈，以调动起客户对产品的兴趣。对于客户的不关注、不想听的话，我们就坚决“闭嘴”，避免“画蛇添足”。</text:p>
      <text:p text:style-name="P74">2. <text:span text:style-name="T48">及时促成</text:span></text:p>
      <text:p text:style-name="P74">冲动型客户往往凭热情购物，在某个时间段内，客户购买意愿会非常强烈；但是，一旦客户热情冷却了，他们可能就不想购买了。所以，销售员不能贻误战机，必须趁热打铁，速战速决。</text:p>
      <text:p text:style-name="P74">3. <text:span text:style-name="T48">勇敢成交</text:span></text:p>
      <text:p text:style-name="P74">有些销售员，尤其是新人，遇到冲动型客户，总是担心客户对我们的产品还不熟悉，这么快就要下单购买是否存在隐患和问题，因而在具体沟通中显得畏手畏尾，对于客户明确提出的“购买”意向仍犹豫不决，忧心忡忡。此时销售员应了解到确实存在一类急性子的客户，所以不必太担心，做到“快刀斩乱麻”，勇敢地与客户达成交易。</text:p>
      <text:p text:style-name="P74"/>
      <text:h text:style-name="P99" text:outline-level="2">爱慕虚荣型客户要奉承</text:h>
      <text:p text:style-name="P74">一个人多多少少都会有一点虚荣心，但有些人虚荣得有点过了头。他们为了满足自己的虚荣心，喜欢给自己脸上贴金，好让别人觉得自己高人一等。这种类型的客户通常喜欢炫耀，总是把“我如何如何”挂在嘴边。</text:p>
      <text:p text:style-name="P74">这样的客户最爱听恭维、奉承的话。如果说，对普通客户奉承三次就足够了的话，对他至少要奉承五次以上。这个世界上最美妙动听的语言就是奉承话了。很多客户不都是在这些奉承话面前心甘情愿地掏腰包吗？</text:p>
      <text:p text:style-name="P75">面对这种类型的客户，其实很简单，他们不是喜欢被别人吹捧吗？那我们就去“无微不至”地吹捧他，小到他的眼睛，打到他的为人。我们想做成生意，就要学会逢迎对方的虚荣心，多说奉承话，让客户心情愉悦。在这种友好和谐、愉快轻松的谈话环境下，客户就会渐渐放松原先的戒备心态，通常很容易成交。事实上，看上去越是傲慢的人，越喜欢听奉承话。</text:p>
      <text:p text:style-name="P75">可以毫不夸张地说，熟练地、恰如其分的奉承话是销售人员很重要的一门功课。</text:p>
      <text:p text:style-name="P75"/>
      <text:p text:style-name="P75">对这些爱慕虚荣的客户，要多强调自己的产品最适合像他这样的“高层次消费者”使用，以满足他的成就感。要对其表示肯定，玩玩不能随便贬低他们，更不可揭他的老底。如果你顺着他的心理说话，给他们多一点奉承，他们就会对你多一份认同，多给他灌输一些产品带来的优越感，那么，你的产品才有可能被这些“骄傲”的顾客接受。</text:p>
      <text:p text:style-name="P75"/>
      <text:p text:style-name="P76">奉承话怎么说，这也是一门学问。最重要的是“虚实结合”，奉承必须“确有其事”，理由充分。“拍马屁”最忌讳的就是毫无根据地奉承一个人。没影的话，不仅会让那些爱慕虚荣的客户感到莫名其妙，还会让他觉得你不实在，是个油嘴滑舌没品味的人。当他发现了你的“小诡计”后，必然会触发他的防范心理，从而使你陷入被动。</text:p>
      <text:p text:style-name="P76"/>
      <text:p text:style-name="P76">所以，销售人员在说奉承话的时候，要把握好分寸，不能流于谄媚，也不能贬低自己，而要尽量讨好客户的欢心。</text:p>
      <text:p text:style-name="P76"/>
      <text:h text:style-name="P99" text:outline-level="2"><text:soft-page-break/>维护好骄傲型顾客的自尊心</text:h>
      <text:p text:style-name="P76">骄傲型顾客给人的感觉是狂妄自大瞧不起人，销售员通常觉得这一类客户很难伺候。</text:p>
      <text:p text:style-name="P76"/>
      <text:p text:style-name="P76">具体来说，这类客户大致有以下三种心理状态：</text:p>
      <text:p text:style-name="P77">1. <text:span text:style-name="T48">瞧不起人</text:span></text:p>
      <text:p text:style-name="P77">这类心理又分两种情况：一是一些客户本来就有非常好的物质条件，总觉得自己高人一等；二是一些客户他们自身也曾受过他人的藐视，自尊心收到打击，于是发誓自己也要显赫一番，在加入了“大款”之列后，他想到了以前的痛苦，但他并不是同情和自己有相同遭遇的人，而是拿他们发泄情绪，极其傲慢的态度来对待他们，从而满足自己的报复心理。</text:p>
      <text:p text:style-name="P77">2. <text:span text:style-name="T48">掩盖内心空虚</text:span></text:p>
      <text:p text:style-name="P77">这类客户的自信心不足，他们虚荣心较重，总是担心他人不承认自己，这种思想表现在行为上就是在他人面前摆出一副骄傲自大的架势，语言上也模仿着“款爷”们，“拿好的来”、“这种产品，5万元以下的我不要！”话虽然说出来了，内心却颤抖得厉害。</text:p>
      <text:p text:style-name="P78">3.<text:span text:style-name="T48"> 故意显示自己的身份地位</text:span></text:p>
      <text:p text:style-name="P78">这类客户希望对方承认他是了不起的。他们可能拥有较多的财产，在社会上也有一定的地位，不愿被人看成一个普通的市民。他们上街购物时，本来就有一点高高在上的感觉，如果发现销售员不尊重他或服务不周时，他的这种感觉就会变得更加强烈，甚至与销售员发生冲突。</text:p>
      <text:p text:style-name="P78"/>
      <text:p text:style-name="P78">与骄傲型顾客打交道，销售员不妨顺应他们的心理，采取以下两种策略：</text:p>
      <text:p text:style-name="P79">1. <text:span text:style-name="T48">学学大禹治水的方法，对于客户的骄傲宜疏不宜堵</text:span></text:p>
      <text:p text:style-name="P79">客户的骄傲情绪就如同洪水，如果销售员想“堵”住，它可能会更加放任以致“泛滥成灾”。因为这类客户的自尊心极强，神经也有点儿过敏，当他们感到自尊心收到伤害时就会发作，局面变得难以收拾。</text:p>
      <text:p text:style-name="P79">所以对于这类客户必须采用“疏导”之法。他自傲就让他自傲去吧，他自吹自擂就让他吹去吧。等他吹够了吹累了，情绪得以宣泄时销售员再抓住机会展开攻势。</text:p>
      <text:p text:style-name="P80">2. <text:span text:style-name="T48">以问代说，以商量的口吻表达自己的意愿，是说服骄傲的客户的有效方法</text:span>。</text:p>
      <text:p text:style-name="P81">世界五百强经理的例子：</text:p>
      <text:p text:style-name="P81">网罗了一批才高气傲的员工为公司服务。而征服这些清高孤傲者的最大秘诀在于：绝不用“命令式”口吻说话。而是用请教的口气请人做或不做。他表达自己的意思时，常用建议的方式使人们自行领略，绝不用命令的方式强制人们服从。他始终如一地尊重对方的意见，维护对方的自尊心，绝不抹杀人们的见解，蔑视人们的体面。因此，员工都心甘情愿听从他的指挥。</text:p>
      <text:p text:style-name="P81"/>
      <text:p text:style-name="P81">销售也是一样，要想赢得客户的心，销售员就必须满足他们想要得到别人认可的心理，注意我们的语言，不去伤害他的自尊，在给足了他面子之后，客户一般是没有理由不认真地与我们交谈的。</text:p>
      <text:p text:style-name="P81"/>
      <text:h text:style-name="P99" text:outline-level="2">对滔滔不绝的客户要有耐心</text:h>
      <text:p text:style-name="P81">滔滔不绝型客户不吝口水，销售员说一句，他应十句，好像我们的每一句话都打开了一个泉眼，不停地往外冒水，我们怎么堵也堵不住。</text:p>
      <text:p text:style-name="P81"/>
      <text:p text:style-name="P81">一般来说，此类客户的谈话内容可分为两类：</text:p>
      <text:p text:style-name="P81">一是对销售员及商品本身的驳斥与怀疑。他会想尽办说辞将你驳得一无是处。</text:p>
      <text:p text:style-name="P81">二是自我吹嘘。一有机会，这类客户就会抢过话题，像销售员吹嘘他自己，以过来人的姿态，给你一些教导。</text:p>
      <text:p text:style-name="P81"/>
      <text:p text:style-name="P81"><text:soft-page-break/>客户向我们滔滔不绝、一吐为快，虽然增加了我们销售的难度，但是，只要我们弄清楚这一类客户的心理原因，之后再采取相应的销售策略，相信我们还是可以找到销售的突破口的。</text:p>
      <text:p text:style-name="P81"/>
      <text:p text:style-name="P81">一般来说，客户滔滔不绝的心理原因主要有以下几种：</text:p>
      <text:p text:style-name="P82">1. <text:span text:style-name="T48">卖弄欲望强</text:span></text:p>
      <text:p text:style-name="P82">这类客户有着很强的卖弄欲望，所以喜欢在销售员面前炫耀，不管对方是否还在讲话，他屡屡抢白。</text:p>
      <text:p text:style-name="P82">其实这种客户很自卑，心理承受能力较差，担心得不到销售员的尊重，所以用“疯狂”地吹嘘自己来掩饰内心。</text:p>
      <text:p text:style-name="P83">2. <text:span text:style-name="T48">寻求击败对方的满足感</text:span></text:p>
      <text:p text:style-name="P83">争抢好胜是人类的天性，所以客户在与你交谈中喜欢占上风。你说一句，他驳十句，直到最后把你打得打败而归，灰溜溜地离去。这就如同给了他一剂兴奋剂，他止不住满心欢喜。这种客户的心理就是喜欢在“击败”对方的过程中，寻求满足感。</text:p>
      <text:p text:style-name="P84">3. <text:span text:style-name="T48">发泄自己的情绪</text:span></text:p>
      <text:p text:style-name="P84">越爱提“当年勇”的人，现在一定很不得志，越爱吹“我如何如何”的人，在实际生活中一定四处碰壁。</text:p>
      <text:p text:style-name="P84">所以客户心中一定有很多的不如意，通过几次畅快发泄，他的心情会好很多。所以客户对销售员并不存在敌意，只不过借助这种场合，冲着销售员发泄一下情绪而已。</text:p>
      <text:p text:style-name="P84"/>
      <text:p text:style-name="P84">当我们弄清了滔滔不绝型客户的这些心理特点，在以后的销售过程中只要顺应客户的心理需求，多一些耐心，做到：一不怕“苦”，二不怕“累”，多多赞美他就可以了。</text:p>
      <text:p text:style-name="P84"/>
      <text:p text:style-name="P84">这种嘴上无遮拦不藏心机，貌似难对付的客户其实并没有什么坏心眼，所以你对付这种客户，要做到不怕“苦”，任他驳你，贬你，讽刺你，你始终一脸风平浪静。在听客户唠叨时也不要嫌累，你要挺住，让他说个痛快，等他尽兴了，情绪平复下来，发现你是一个很好的听众，那么下一次他对你的态度就会友好起来。</text:p>
      <text:p text:style-name="P84"/>
      <text:p text:style-name="P84">并且，这种客户最爱听恭维、称赞的话。如果对普通人，称赞五次就够了，对这种人则至少要称赞十次以上。所以，销售员在聆听客户讲话的时候要不失时机地给予适当赞美。你赞美得越多，就越能满足他的心理需求。</text:p>
      <text:p text:style-name="P84"/>
      <text:p text:style-name="P84">虽然爱说话的客户比沉默的客户较容易对付，但我们要分清楚客户是不是故意发表长篇大论浪费时间，借以驱逐推销员。我们可以先专心倾听对方的谈话，在交谈中，掌握对方内心矛盾、担忧所在，然后便可采取攻势，以询问法间接探寻对方的心理。<text:span text:style-name="T66">(XXXX，您能告诉我原因吗？)</text:span></text:p>
      <text:p text:style-name="P84">大凡客户听到了我们的询问后<text:span text:style-name="T66">，便不得不回答；如果客户回答时支支吾吾，就表明他并没有购买的意愿。</text:span></text:p>
      <text:p text:style-name="P84"/>
      <text:p text:style-name="P84">向爱说话的客户告别也是一件很困难的事<text:span text:style-name="T66">，因为他很喜欢说话，所以一讲起话来便天南地北地聊个没完，有可能影响到销售员拜访其他客户。</text:span></text:p>
      <text:p text:style-name="P84">如果销售员在客户说话中途离开<text:span text:style-name="T66">，客户会认为你不尊重他，引起他们的不满。</text:span></text:p>
      <text:p text:style-name="P84">销售员在告别时一定要讲究策略<text:span text:style-name="T66">，尽可能在不使对方扫兴的情形下，表明辞别之意。以一种很愿意继续听但又不得不走的言辞向对方辞别，可以得到对方的谅解。</text:span></text:p>
      <text:p text:style-name="P84">另外<text:span text:style-name="T66">，大部分人在吐气时，表示正欲说话，而吸气表示谈话告一段落，销售员应注意客户吸气吐气的动作，在客户吸气时，适时地提出告辞的请求。</text:span></text:p>
      <text:p text:style-name="P84"/>
      <text:h text:style-name="P99" text:outline-level="2"><text:soft-page-break/>节约俭朴型客户讲价格</text:h>
      <text:p text:style-name="P85">有时候，我们会发现一些非常节俭的消费者，他们不仅是对高价位的产品不舍得购买，而且对自己很满意的产品也是处处挑剔，对我们的产品和服务大挑毛病，多年一来的节俭习惯，让他们拒绝的理由也是五花八门，让我们意想不到。</text:p>
      <text:p text:style-name="P84"/>
      <text:p text:style-name="P84">自称业务能力很强的李军的例子<text:span text:style-name="T67">：</text:span></text:p>
      <text:p text:style-name="P84">毕竟这个世界上真正的有钱人不多<text:span text:style-name="T68">，节俭简朴也是传统美德。</text:span></text:p>
      <text:p text:style-name="P84">应对这种类型的客户<text:span text:style-name="T68">，其实很简单，像李军老板说的那样，给他们一颗定心丸，告诉他已经是最低价了。</text:span></text:p>
      <text:p text:style-name="P84"/>
      <text:p text:style-name="P84">如果你常和这类客户打交道<text:span text:style-name="T68">，你会发现他们并不是那种一毛不拔的人，他们只是花钱花得谨慎，他们认为钱就要花到刀刃上。只要你能激发他们的兴趣点，让他们感觉物有所值，卖给他们东西也不是很难。</text:span></text:p>
      <text:p text:style-name="P84"/>
      <text:p text:style-name="P84">和这类客户商谈时<text:span text:style-name="T68">，最好着重强调一分钱一分货，指出商品的特性和价值所在。你要把产品的成本、生命周期、投资回报率告诉他们，并强调高报酬率才是重点。</text:span></text:p>
      <text:p text:style-name="P84">只要我们循循善诱<text:span text:style-name="T68">，让客户明白了这个道理，他们就会很爽快地打开钱包。如果客户以价格太高拒绝购买我们的产品时，我们还可以分几次推销，把一次推销任务化整为零，以减少关于价钱的压力。</text:span></text:p>
      <text:p text:style-name="P84"/>
      <text:p text:style-name="P84">花钱要花得值<text:span text:style-name="T68">，相信你也是这样认为的，何况是我们要从客户的口袋里掏钱。销售人员不仅要控制自己的心理，还要学会掌握客户的心理。只要我们让客户觉得他花的钱是花在了刀刃上，我们的目的也就很快实现了。</text:span></text:p>
      <text:p text:style-name="P84"/>
      <text:h text:style-name="P99" text:outline-level="2">犹豫不决型客户需给建议</text:h>
      <text:p text:style-name="P84">犹豫不决型的客户指的是行动缓慢<text:span text:style-name="T69">、做事非常谨慎的客户。他们不仅仅步伐和动作缓慢，买东西的时候慢条斯理、小心翼翼，生怕吃亏上当，说话速度和反应速度也很慢。</text:span></text:p>
      <text:p text:style-name="P84">最极端的是久拖不决的客户<text:span text:style-name="T70">，可能由于购买经验不足，对产品不熟悉，在购买过程中会对销售员察言观色，善于从销售员的言行举止中发现端倪和问题。</text:span></text:p>
      <text:p text:style-name="P84">他们就像一个有才能的观众在看戏一样<text:span text:style-name="T70">，不会放过演员的一丝错误，对销售员所说的每一句话都会认真琢磨、冷静思考，稍微有一点不清楚的地方，他们就会提出来询问，生怕稍有疏忽就会上当受骗，他们只有在把所有的细节问题搞清楚之后，才会放心地下单。</text:span></text:p>
      <text:p text:style-name="P84"/>
      <text:p text:style-name="P84">外贸服装厂销售员赵先生的例子<text:span text:style-name="T71">：</text:span></text:p>
      <text:p text:style-name="P84">如何应对赵先生所遇到是这种客户呢<text:span text:style-name="T71">？</text:span></text:p>
      <text:p text:style-name="P84">我们可以针对他们的心理特点和性格因素来应对<text:span text:style-name="T71">，既然他们不能快速地做决定，我们可以想办法催促他们。我们可以高速他“这个项目非常适合你，如果现在不做，将来肯定会后悔”等具有强烈暗示性的话。让他感到危机感，迫使其快速下决心。尽量和客户之中那些富有主见的人去沟通，让有主见的人去带动犹豫不决者的情绪。</text:span></text:p>
      <text:p text:style-name="P84"/>
      <text:p text:style-name="P84">面对犹豫不决者<text:span text:style-name="T72">，商谈的时候，我们很有可能会遇到不同程度上的障碍，如果不能设法促使对方做出最后的决定，生意必然是“大事化小，小事化了”。解决这些问题，我们可以尝试使用下面这些方法。</text:span></text:p>
      <text:p text:style-name="P86">1. <text:span text:style-name="T48">帮助客户挑选</text:span></text:p>
      <text:p text:style-name="P87">有一些客户就算确定了和我们合作<text:span text:style-name="T73">，有意要做成这笔生意，但是仍不愿意快速地和我们签单，总是在一些小问题上打转。</text:span>这时<text:span text:style-name="T73">，你该怎么办？</text:span></text:p>
      <text:p text:style-name="P87"><text:span text:style-name="T73">销售人员最好戳穿客户这种微妙的心理，审时度势，及时解除客户的所有疑虑。能设身处地地为客户着想，客户自己也就没什么顾虑了，不犹豫，签单的时候也就到了。</text:span></text:p>
      <text:p text:style-name="P86"><text:soft-page-break/><text:span text:style-name="T74">2. </text:span><text:span text:style-name="T48">假定客户已同意签约</text:span></text:p>
      <text:p text:style-name="P86">这个技巧主要还是攻心为上<text:span text:style-name="T74">。当我们发现客户露出购买信号却有点儿犹豫不决时，最好假设他已经在按我们的思维做决断。</text:span></text:p>
      <text:p text:style-name="P86">顾客想做一个网站来宣传自己的产品和企业形象<text:span text:style-name="T74">，仍在犹豫。销售人员对客户说：“您看是先做五页，暂时把您的网站建起来，根据效果增加页数较好呢？还是一次性把您的网站建全面好？既然要扩大宣传力度，要做就要做最好的嘛！反正钱也差不了多少！您怎么认为？”</text:span></text:p>
      <text:p text:style-name="P86">这样<text:span text:style-name="T74">，客户考虑的就不是做不做，而是怎么做的问题。当他在回答这个问题时，在无形之中，他已经同意做这个网站了。</text:span></text:p>
      <text:p text:style-name="P86">这种二选一的商讨方法模糊了客户的视线<text:span text:style-name="T74">，从而顺利达成协议。</text:span></text:p>
      <text:p text:style-name="P88">3. <text:span text:style-name="T48">拜师学艺</text:span></text:p>
      <text:p text:style-name="P88">当我们费劲口舌<text:span text:style-name="T75">，什么方法都无效，不妨试试这个方法。可以这样说：“虽然我知道这样的业务对您很重要，也许是我能力太差，没办法说服您。不过在认输之前，我想请您指出我的错误，能否让我有个提高的机会？”以谦卑的口吻说出诚挚的话语，很容易满足客户的虚荣心，也许还能解除你们之间对抗的心理。如果他愿意“指点”你，在鼓励你的时候，说不定还能带来签约的机会。</text:span></text:p>
      <text:p text:style-name="P89">4. <text:span text:style-name="T48">建议成交</text:span></text:p>
      <text:p text:style-name="P89">这些话富有一定的技巧性，也许能促使客户快速签约，可以记下来：</text:p>
      <text:p text:style-name="P89">“既然一些都定下来了，那我们就签个协议吧！”</text:p>
      <text:p text:style-name="P89">“您是不是在付款方式上有疑问？”</text:p>
      <text:p text:style-name="P89">“如果您有什么疑问，可以向我咨询！”<text:line-break/>“我们线签个协议吧，我们也好开始准备为您服务，让贵公司早日收益。”</text:p>
      <text:p text:style-name="P89">“如果现在签协议的话，您觉得我们还有哪些工作要做？”</text:p>
      <text:p text:style-name="P89">5. <text:span text:style-name="T48">欲擒故纵</text:span></text:p>
      <text:p text:style-name="P89">如果我们的客户天生优柔寡断，虽然对我们的产品和服务很有兴趣，我们也解决了他的所有问题，但他就是拖拖拉拉，迟迟不肯做决定。这时，我们不妨故意做出一副收拾东西，马上要走人的样子。一般情况下，这样的行为会促使那些真正想买的客户做出决定。但是，也要注意只能适用于竞争不是很激烈的情况下，否则真离开客户，可能会适得其反，被别人钻了空子。</text:p>
      <text:p text:style-name="P86"/>
      <text:h text:style-name="P99" text:outline-level="2">为时间观念强的客户节省时间</text:h>
      <text:p text:style-name="P90">一位家具老板的例子：</text:p>
      <text:p text:style-name="P90">一位经营家具的老板这样说：“我最欣赏的是那些重视时间的人。我手下的销售人员都要像医生那样，不但专业还要懂得时间的珍贵性。要知道，医生耽误几分钟就会出人命。我的销售员也决不能随意耽误客户的时间，几秒钟都不行！”</text:p>
      <text:p text:style-name="P90"/>
      <text:p text:style-name="P90">在销售过程中，面对那些来去匆匆的客户，作为销售员，你有没有一种抓狂的感觉？或许，在很多时候，销售员功亏一篑的根本原因就是没有充分重视客户的时间。</text:p>
      <text:p text:style-name="P90"/>
      <text:p text:style-name="P90">人们都是这样认为的：最好的客户是最具有能力购买我们商品的人，通俗的讲就是有钱人。但是，有钱人通常都是善用时间的人，合理安排时间才能积攒巨大的财富。对他们而言，时间确实就是金钱。</text:p>
      <text:p text:style-name="P90"/>
      <text:p text:style-name="P90">为了达成交易，销售人员必须对客户的时间重视起来，并尽力去了解他们的时间安排。</text:p>
      <text:p text:style-name="P91">对于时间观念强的客户，洽谈时除了必要的寒暄之外，应该立刻谈到正题上。而且，我们必须先设法探听出他喜欢什么，关心什么等等。如果看苗头不对，就该立刻谈到正题上，如果先谈结论，再谈理由，也可以给他一个好的印象。</text:p>
      <text:p text:style-name="P91">先对客户说<text:span text:style-name="T76">：“我只花5分钟的时间。”谈到5分钟后，看客户的表情，决定要不要继续说下去。</text:span></text:p>
      <text:p text:style-name="P91"><text:soft-page-break/>谈了几分钟后<text:span text:style-name="T76">，可以反问客户：“您还有什么补清楚的地方，需要我向您解释吗？”利用这种方式，静候客户的发言。</text:span></text:p>
      <text:p text:style-name="P92"/>
      <text:p text:style-name="P92">记住，注意拖延时间的说话技巧，绝不可以讲4分钟、6分钟或十分钟这些双数。</text:p>
      <text:p text:style-name="P92">因为双数会给人的直觉反应很多，客户会怀疑你要讲很久。</text:p>
      <text:p text:style-name="P92">如果用单数<text:span text:style-name="T77">，他会觉得费时不多，会安静地听你讲下去。</text:span></text:p>
      <text:p text:style-name="P92">等他心理发生了这种微妙的变化后<text:span text:style-name="T77">，我们再观察他的表情，如果他还有继续听下去、想看看我们的商品的意愿，我们再慢慢讲解。如果销售员本身的行动和说服力不够机警和清楚的话，反而会给客户听得不耐烦。此时我们最好长话短说，多用动词，少用形容词，用语简短有力，态度举止也要有分寸。</text:span></text:p>
      <text:p text:style-name="P92"/>
      <text:p text:style-name="P92">和这些来去匆匆的客户多<text:span text:style-name="T78">“交手”几次，我们就会发现，这些整天嚷嚷着时间紧张的客户原来很可爱，很值得我们学习。销售员在与客户谈话时，要直奔主题，抓住重点，抓住他的注意力，为他大大地节省时间。只要销售员能和客户建立起良好的关系，销售业务也会慢慢地水到渠成。</text:span></text:p>
      <text:p text:style-name="P92"/>
      <text:h text:style-name="P99" text:outline-level="2">沉默型客户需要引导</text:h>
      <text:p text:style-name="P92">在销售的过程中<text:span text:style-name="T79">，有时候会碰到一些一言不发的沉默型客户，我们无法直到他究竟在想什么，真的很难应付。的确，沉默型客户敏于行而慎于言，他们冷漠审慎的性格特点让销售员觉得高深莫测，不敢轻易妄为。</text:span></text:p>
      <text:p text:style-name="P92">与这种客户进行交易<text:span text:style-name="T80">，你一定会感到十分尴尬。他表情冷漠，拒人于千里之外；我们舌头打转，心中惶恐不安，这种气氛令双方都感到不舒服。如果此时我们为了打破僵局，频繁主动地向对方发问，那么他会更加沉默。我们越主动，这种无声的抵抗越持久。直到我们的唠叨使客户不耐烦，他终于开口说：“您别费口舌了，请回吧。”这样，一场交易还没开始便结束了。</text:span></text:p>
      <text:p text:style-name="P92"/>
      <text:p text:style-name="P92">一般而言<text:span text:style-name="T81">，客户难开金口的心理原因主要有以下五点：</text:span></text:p>
      <text:p text:style-name="P93">1. 客户担心一开口便给推销员一种自己想买东西的误解，担心推销员死缠烂打，给自己带来麻烦，所以佯装不爱说话。</text:p>
      <text:p text:style-name="P93">2. 客户怕自己吃亏，所以对自己不太懂行的产品采取尽量少说的策略，让销售员多说，以便自己摸清底细。</text:p>
      <text:p text:style-name="P94">3. 客户本身沉默的个性使然。</text:p>
      <text:p text:style-name="P94">4. 客户不愿意与销售员交谈也可能是因为讨厌对方。</text:p>
      <text:p text:style-name="P94">5. 客户当时的心情不好。</text:p>
      <text:p text:style-name="P94"/>
      <text:p text:style-name="P94">相信只要销售员善于把握住客户的心理<text:span text:style-name="T82">，给客户创造出适当的说话机会，那么客户还是愿意向我们敞开心扉的。</text:span></text:p>
      <text:p text:style-name="P94"/>
      <text:p text:style-name="P94">那么如果给客户创造适当的说话机会呢<text:span text:style-name="T83">？</text:span></text:p>
      <text:p text:style-name="P94">销售员可以提一些客户感兴趣的话题<text:span text:style-name="T83">，引导对方开口说话，待对方开口说话时，销售员除了要认真倾听之外，还要注意赞美对方，给对方及时、积极的回应，这样对方才能感到与我们交谈的融洽，拒斥的心结才能打开。</text:span></text:p>
      <text:p text:style-name="P94"/>
      <text:p text:style-name="P94">销售经理小王的例子<text:span text:style-name="T84">：</text:span></text:p>
      <text:p text:style-name="P95">做糕饼是店主最熟悉不过的事情<text:span text:style-name="T84">，糕饼能得到客户的认可也是他最引以为傲的事。于是小王便顺应客户的心理，将话题引到糕饼上，这样使得店主有话可说，另外他还赞美店主的糕饼好吃，这样就满足了店主的成就感，接着又寻找双方共同的兴趣点—墙上的画。通过这些，小王成功的打破的与客户的僵局，之后再引导使客户主动提出谈生意的事，这样小王离成功把产品推销出去就不远了。</text:span></text:p>
      <text:p text:style-name="P95"><text:soft-page-break/>顽固型客户需要商量着来</text:p>
      <text:p text:style-name="P95"/>
      <text:p text:style-name="P95"/>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4-04T17:55:19.350984929</dc:date>
    <meta:editing-duration>PT20H20M44S</meta:editing-duration>
    <meta:editing-cycles>155</meta:editing-cycles>
    <meta:generator>LibreOffice/5.1.6.2$Linux_x86 LibreOffice_project/10m0$Build-2</meta:generator>
    <meta:document-statistic meta:table-count="0" meta:image-count="0" meta:object-count="0" meta:page-count="23" meta:paragraph-count="407" meta:word-count="24285" meta:character-count="24425" meta:non-whitespace-character-count="24376"/>
  </office:meta>
</office:document-meta>
</file>